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4cm" svg:x="3.5cm" svg:y="4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355cm" svg:height="0.962cm" svg:x="12cm" svg:y="3.5cm">
          <draw:text-box>
            <text:p>GSampler</text:p>
          </draw:text-box>
        </draw:frame>
        <draw:custom-shape draw:style-name="gr3" draw:text-style-name="P1" draw:layer="layout" svg:width="5cm" svg:height="1cm" svg:x="4.5cm" svg:y="11.5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cm" svg:x="4.5cm" svg:y="10cm">
          <text:p text:style-name="P1">Play</text:p>
          <draw:enhanced-geometry svg:viewBox="0 0 21600 21600" draw:type="rectangle" draw:enhanced-path="M 0 0 L 21600 0 21600 21600 0 21600 0 0 Z N"/>
        </draw:custom-shape>
        <draw:frame draw:style-name="gr2" draw:layer="layout" svg:width="2.86cm" svg:height="0.962cm" svg:x="6.14cm" svg:y="5.038cm">
          <draw:text-box>
            <text:p>Sampler</text:p>
          </draw:text-box>
        </draw:frame>
        <draw:frame draw:style-name="gr2" draw:layer="layout" svg:width="3.563cm" svg:height="0.962cm" svg:x="18.937cm" svg:y="5.038cm">
          <draw:text-box>
            <text:p>Sequencer</text:p>
          </draw:text-box>
        </draw:frame>
        <draw:custom-shape draw:style-name="gr3" draw:text-style-name="P1" draw:layer="layout" svg:width="1.5cm" svg:height="1cm" svg:x="10.5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10.5cm" svg:y="11.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cm" svg:x="4.5cm" svg:y="16.5cm">
          <text:p text:style-name="P1">Preferenc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re Quessy</meta:initial-creator>
    <meta:creation-date>2010-08-04T08:31:40</meta:creation-date>
    <dc:date>2010-08-04T08:38:30</dc:date>
    <dc:creator>Alexandre Quessy</dc:creator>
    <meta:editing-duration>PT00H06M52S</meta:editing-duration>
    <meta:editing-cycles>1</meta:editing-cycles>
    <meta:document-statistic meta:object-count="9"/>
    <meta:generator>OpenOffice.org/3.2$Linux OpenOffice.org_project/320m12$Build-9483</meta:generator>
  </office:meta>
</office:document-meta>
</file>